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FA0000007D06627594CC19AAC07.jpg" manifest:media-type="image/jpeg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automatic-styles>
    <style:style style:name="P1" style:family="paragraph" style:parent-style-name="Text_20_body">
      <style:paragraph-properties fo:break-before="page"/>
      <style:text-properties officeooo:paragraph-rsid="00682f85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break-before="page"/>
      <style:text-properties officeooo:paragraph-rsid="0075975a"/>
    </style:style>
    <style:style style:name="P4" style:family="paragraph" style:parent-style-name="Text_20_body">
      <style:paragraph-properties fo:break-before="page"/>
      <style:text-properties officeooo:paragraph-rsid="0077de54"/>
    </style:style>
    <style:style style:name="T1" style:family="text">
      <style:text-properties fo:font-size="36pt" fo:font-weight="normal" style:font-size-asian="36pt" style:font-weight-asian="normal" style:font-size-complex="36pt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Ru1" style:family="ruby">
      <style:ruby-properties style:ruby-align="center" style:ruby-position="above" loext:ruby-position="abov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《 <text:ruby text:style-name="Ru1"><text:ruby-base>楚</text:ruby-base><text:ruby-text>tshóo</text:ruby-text></text:ruby> <text:ruby text:style-name="Ru1"><text:ruby-base>辭</text:ruby-base><text:ruby-text>sû</text:ruby-text></text:ruby> ・ <text:ruby text:style-name="Ru1"><text:ruby-base>漁</text:ruby-base><text:ruby-text>gû</text:ruby-text></text:ruby> <text:ruby text:style-name="Ru1"><text:ruby-base>父</text:ruby-base><text:ruby-text>hū</text:ruby-text></text:ruby> 》</text:p>
      <text:p text:style-name="Text_20_body"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既</text:ruby-base><text:ruby-text>kì</text:ruby-text></text:ruby> <text:ruby text:style-name="Ru1"><text:ruby-base>放</text:ruby-base><text:ruby-text>hòng</text:ruby-text></text:ruby> ， <text:ruby text:style-name="Ru1"><text:ruby-base>遊</text:ruby-base><text:ruby-text>iû</text:ruby-text></text:ruby> <text:ruby text:style-name="Ru1"><text:ruby-base>於</text:ruby-base><text:ruby-text>î</text:ruby-text></text:ruby> <text:ruby text:style-name="Ru1"><text:ruby-base>江</text:ruby-base><text:ruby-text>kang</text:ruby-text></text:ruby> <text:ruby text:style-name="Ru1"><text:ruby-base>潭</text:ruby-base><text:ruby-text>thâm</text:ruby-text></text:ruby> ， <text:ruby text:style-name="Ru1"><text:ruby-base>行</text:ruby-base><text:ruby-text>kiânn</text:ruby-text></text:ruby> <text:ruby text:style-name="Ru1"><text:ruby-base>吟</text:ruby-base><text:ruby-text>gîm</text:ruby-text></text:ruby> <text:ruby text:style-name="Ru1"><text:ruby-base>澤</text:ruby-base><text:ruby-text>ti̍k</text:ruby-text></text:ruby> <text:ruby text:style-name="Ru1"><text:ruby-base>畔</text:ruby-base><text:ruby-text>puān</text:ruby-text></text:ruby> ， <text:ruby text:style-name="Ru1"><text:ruby-base>顏</text:ruby-base><text:ruby-text>gân</text:ruby-text></text:ruby> <text:ruby text:style-name="Ru1"><text:ruby-base>色</text:ruby-base><text:ruby-text>si̍k</text:ruby-text></text:ruby> <text:ruby text:style-name="Ru1"><text:ruby-base>憔</text:ruby-base><text:ruby-text>tsiâu</text:ruby-text></text:ruby> <text:ruby text:style-name="Ru1"><text:ruby-base>悴</text:ruby-base><text:ruby-text>tshī</text:ruby-text></text:ruby> ， <text:ruby text:style-name="Ru1"><text:ruby-base>形</text:ruby-base><text:ruby-text>hîng</text:ruby-text></text:ruby> <text:ruby text:style-name="Ru1"><text:ruby-base>容</text:ruby-base><text:ruby-text>iông</text:ruby-text></text:ruby> <text:ruby text:style-name="Ru1"><text:ruby-base>枯</text:ruby-base><text:ruby-text>koo</text:ruby-text></text:ruby> <text:ruby text:style-name="Ru1"><text:ruby-base>槁</text:ruby-base><text:ruby-text>kó</text:ruby-text></text:ruby> 。</text:p>
      <text:p text:style-name="P1"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見</text:ruby-base><text:ruby-text>kiàn</text:ruby-text></text:ruby> <text:ruby text:style-name="Ru1"><text:ruby-base>而</text:ruby-base><text:ruby-text>jî</text:ruby-text></text:ruby> <text:ruby text:style-name="Ru1"><text:ruby-base>問</text:ruby-base><text:ruby-text>mn̄g</text:ruby-text></text:ruby> <text:ruby text:style-name="Ru1"><text:ruby-base>之</text:ruby-base><text:ruby-text>tsi</text:ruby-text></text:ruby> <text:ruby text:style-name="Ru1"><text:ruby-base>曰</text:ruby-base><text:ruby-text>ua̍t</text:ruby-text></text:ruby> ： 「 <text:ruby text:style-name="Ru1"><text:ruby-base>子</text:ruby-base><text:ruby-text>tsí</text:ruby-text></text:ruby> <text:ruby text:style-name="Ru1"><text:ruby-base>非</text:ruby-base><text:ruby-text>hui</text:ruby-text></text:ruby> <text:ruby text:style-name="Ru1"><text:ruby-base>三</text:ruby-base><text:ruby-text>sann</text:ruby-text></text:ruby> <text:ruby text:style-name="Ru1"><text:ruby-base>閭</text:ruby-base><text:ruby-text>lî</text:ruby-text></text:ruby> <text:ruby text:style-name="Ru1"><text:ruby-base>大</text:ruby-base><text:ruby-text>tuā</text:ruby-text></text:ruby> <text:ruby text:style-name="Ru1"><text:ruby-base>夫</text:ruby-base><text:ruby-text>hu</text:ruby-text></text:ruby> <text:ruby text:style-name="Ru1"><text:ruby-base>與</text:ruby-base><text:ruby-text>ú</text:ruby-text></text:ruby> ？ <text:ruby text:style-name="Ru1"><text:ruby-base>何</text:ruby-base><text:ruby-text>hô</text:ruby-text></text:ruby> <text:ruby text:style-name="Ru1"><text:ruby-base>故</text:ruby-base><text:ruby-text>kòo</text:ruby-text></text:ruby> <text:ruby text:style-name="Ru1"><text:ruby-base>至</text:ruby-base><text:ruby-text>tsì</text:ruby-text></text:ruby> <text:ruby text:style-name="Ru1"><text:ruby-base>於</text:ruby-base><text:ruby-text>î</text:ruby-text></text:ruby> <text:ruby text:style-name="Ru1"><text:ruby-base>斯</text:ruby-base><text:ruby-text>su</text:ruby-text></text:ruby> ？ 」 </text:p>
      <text:p text:style-name="P1"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曰</text:ruby-base><text:ruby-text>ua̍t</text:ruby-text></text:ruby> ： 「 <text:ruby text:style-name="Ru1"><text:ruby-base>舉</text:ruby-base><text:ruby-text>kí</text:ruby-text></text:ruby> <text:ruby text:style-name="Ru1"><text:ruby-base>世</text:ruby-base><text:ruby-text>sè</text:ruby-text></text:ruby> <text:ruby text:style-name="Ru1"><text:ruby-base>皆</text:ruby-base><text:ruby-text>kai</text:ruby-text></text:ruby> <text:ruby text:style-name="Ru1"><text:ruby-base>濁</text:ruby-base><text:ruby-text>tso̍k</text:ruby-text></text:ruby> <text:ruby text:style-name="Ru1"><text:ruby-base>我</text:ruby-base><text:ruby-text>ngóo</text:ruby-text></text:ruby> <text:ruby text:style-name="Ru1"><text:ruby-base>獨</text:ruby-base><text:ruby-text>to̍k</text:ruby-text></text:ruby> <text:ruby text:style-name="Ru1"><text:ruby-base>清</text:ruby-base><text:ruby-text>tshing</text:ruby-text></text:ruby> ， <text:ruby text:style-name="Ru1"><text:ruby-base>衆</text:ruby-base><text:ruby-text>tsiòng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醉</text:ruby-base><text:ruby-text>tsuì</text:ruby-text></text:ruby> <text:ruby text:style-name="Ru1"><text:ruby-base>我</text:ruby-base><text:ruby-text>ngóo</text:ruby-text></text:ruby> <text:ruby text:style-name="Ru1"><text:ruby-base>獨</text:ruby-base><text:ruby-text>to̍k</text:ruby-text></text:ruby> <text:ruby text:style-name="Ru1"><text:ruby-base>醒</text:ruby-base><text:ruby-text>síng</text:ruby-text></text:ruby> ， <text:ruby text:style-name="Ru1"><text:ruby-base>是</text:ruby-base><text:ruby-text>sī</text:ruby-text></text:ruby> <text:ruby text:style-name="Ru1"><text:ruby-base>以</text:ruby-base><text:ruby-text>í</text:ruby-text></text:ruby> <text:ruby text:style-name="Ru1"><text:ruby-base>見</text:ruby-base><text:ruby-text>kiàn</text:ruby-text></text:ruby> <text:ruby text:style-name="Ru1"><text:ruby-base>放</text:ruby-base><text:ruby-text>hòng</text:ruby-text></text:ruby> 。 」</text:p>
      <text:p text:style-name="P4"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曰</text:ruby-base><text:ruby-text>ua̍t</text:ruby-text></text:ruby> ： 「 <text:ruby text:style-name="Ru1"><text:ruby-base>聖</text:ruby-base><text:ruby-text>sìng</text:ruby-text></text:ruby> <text:ruby text:style-name="Ru1"><text:ruby-base>人</text:ruby-base><text:ruby-text>jîn</text:ruby-text></text:ruby> <text:ruby text:style-name="Ru1"><text:ruby-base>不</text:ruby-base><text:ruby-text>put</text:ruby-text></text:ruby> <text:ruby text:style-name="Ru1"><text:ruby-base>凝</text:ruby-base><text:ruby-text>gîng</text:ruby-text></text:ruby> <text:ruby text:style-name="Ru1"><text:ruby-base>滯</text:ruby-base><text:ruby-text>tī</text:ruby-text></text:ruby>󠇡 <text:ruby text:style-name="Ru1"><text:ruby-base>於</text:ruby-base><text:ruby-text>î</text:ruby-text></text:ruby> <text:ruby text:style-name="Ru1"><text:ruby-base>物</text:ruby-base><text:ruby-text>bu̍t</text:ruby-text></text:ruby> ， <text:ruby text:style-name="Ru1"><text:ruby-base>而</text:ruby-base><text:ruby-text>jî</text:ruby-text></text:ruby> <text:ruby text:style-name="Ru1"><text:ruby-base>能</text:ruby-base><text:ruby-text>lîng</text:ruby-text></text:ruby> <text:ruby text:style-name="Ru1"><text:ruby-base>與</text:ruby-base><text:ruby-text>ú</text:ruby-text></text:ruby> <text:ruby text:style-name="Ru1"><text:ruby-base>世</text:ruby-base><text:ruby-text>sè</text:ruby-text></text:ruby> <text:ruby text:style-name="Ru1"><text:ruby-base>推</text:ruby-base><text:ruby-text>thui</text:ruby-text></text:ruby> <text:ruby text:style-name="Ru1"><text:ruby-base>移</text:ruby-base><text:ruby-text>î</text:ruby-text></text:ruby> 。 <text:ruby text:style-name="Ru1"><text:ruby-base>世</text:ruby-base><text:ruby-text>sè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濁</text:ruby-base><text:ruby-text>tso̍k</text:ruby-text></text:ruby> ， <text:ruby text:style-name="Ru1"><text:ruby-base>何</text:ruby-base><text:ruby-text>hô</text:ruby-text></text:ruby> <text:ruby text:style-name="Ru1"><text:ruby-base>不</text:ruby-base><text:ruby-text>put</text:ruby-text></text:ruby> <text:ruby text:style-name="Ru1"><text:ruby-base>淈</text:ruby-base><text:ruby-text>khut</text:ruby-text></text:ruby> <text:ruby text:style-name="Ru1"><text:ruby-base>其</text:ruby-base><text:ruby-text>kî</text:ruby-text></text:ruby> <text:ruby text:style-name="Ru1"><text:ruby-base>泥</text:ruby-base><text:ruby-text>nî</text:ruby-text></text:ruby> <text:ruby text:style-name="Ru1"><text:ruby-base>而</text:ruby-base><text:ruby-text>jî</text:ruby-text></text:ruby> <text:ruby text:style-name="Ru1"><text:ruby-base>揚</text:ruby-base><text:ruby-text>iông</text:ruby-text></text:ruby> <text:ruby text:style-name="Ru1"><text:ruby-base>其</text:ruby-base><text:ruby-text>kî</text:ruby-text></text:ruby> <text:ruby text:style-name="Ru1"><text:ruby-base>波</text:ruby-base><text:ruby-text>pho</text:ruby-text></text:ruby> ？ </text:p>
      <text:p text:style-name="P4"><text:ruby text:style-name="Ru1"><text:ruby-base>衆</text:ruby-base><text:ruby-text>tsiông</text:ruby-text></text:ruby> <text:ruby text:style-name="Ru1"><text:ruby-base>人</text:ruby-base><text:ruby-text>jîn</text:ruby-text></text:ruby> <text:ruby text:style-name="Ru1"><text:ruby-base>皆</text:ruby-base><text:ruby-text>kai</text:ruby-text></text:ruby> <text:ruby text:style-name="Ru1"><text:ruby-base>醉</text:ruby-base><text:ruby-text>tsuì</text:ruby-text></text:ruby> ， <text:ruby text:style-name="Ru1"><text:ruby-base>何</text:ruby-base><text:ruby-text>hô</text:ruby-text></text:ruby> <text:ruby text:style-name="Ru1"><text:ruby-base>不</text:ruby-base><text:ruby-text>put</text:ruby-text></text:ruby> <text:ruby text:style-name="Ru1"><text:ruby-base>哺</text:ruby-base><text:ruby-text>pōo</text:ruby-text></text:ruby> <text:ruby text:style-name="Ru1"><text:ruby-base>其</text:ruby-base><text:ruby-text>kî</text:ruby-text></text:ruby> <text:ruby text:style-name="Ru1"><text:ruby-base>糟</text:ruby-base><text:ruby-text>tsau</text:ruby-text></text:ruby> <text:ruby text:style-name="Ru1"><text:ruby-base>而</text:ruby-base><text:ruby-text>jî</text:ruby-text></text:ruby> <text:ruby text:style-name="Ru1"><text:ruby-base>歠</text:ruby-base><text:ruby-text>tshuat</text:ruby-text></text:ruby> <text:ruby text:style-name="Ru1"><text:ruby-base>其</text:ruby-base><text:ruby-text>kî</text:ruby-text></text:ruby> <text:ruby text:style-name="Ru1"><text:ruby-base>醨</text:ruby-base><text:ruby-text>lî</text:ruby-text></text:ruby> ？ <text:ruby text:style-name="Ru1"><text:ruby-base>何</text:ruby-base><text:ruby-text>hô</text:ruby-text></text:ruby> <text:ruby text:style-name="Ru1"><text:ruby-base>故</text:ruby-base><text:ruby-text>kòo</text:ruby-text></text:ruby> <text:ruby text:style-name="Ru1"><text:ruby-base>深</text:ruby-base><text:ruby-text>tshim</text:ruby-text></text:ruby> <text:ruby text:style-name="Ru1"><text:ruby-base>思</text:ruby-base><text:ruby-text>su</text:ruby-text></text:ruby> <text:ruby text:style-name="Ru1"><text:ruby-base>高</text:ruby-base><text:ruby-text>ko</text:ruby-text></text:ruby> <text:ruby text:style-name="Ru1"><text:ruby-base>舉</text:ruby-base><text:ruby-text>kí</text:ruby-text></text:ruby> ， <text:ruby text:style-name="Ru1"><text:ruby-base>自</text:ruby-base><text:ruby-text>tsū</text:ruby-text></text:ruby> <text:ruby text:style-name="Ru1"><text:ruby-base>令</text:ruby-base><text:ruby-text>līng</text:ruby-text></text:ruby> <text:ruby text:style-name="Ru1"><text:ruby-base>放</text:ruby-base><text:ruby-text>hòng</text:ruby-text></text:ruby> <text:ruby text:style-name="Ru1"><text:ruby-base>爲</text:ruby-base><text:ruby-text>uî</text:ruby-text></text:ruby> ？ 」 </text:p>
      <text:p text:style-name="P3"><text:ruby text:style-name="Ru1"><text:ruby-base>屈</text:ruby-base><text:ruby-text>khut</text:ruby-text></text:ruby> <text:ruby text:style-name="Ru1"><text:ruby-base>原</text:ruby-base><text:ruby-text>guân</text:ruby-text></text:ruby> <text:ruby text:style-name="Ru1"><text:ruby-base>曰</text:ruby-base><text:ruby-text>ua̍t</text:ruby-text></text:ruby> ： 「 <text:ruby text:style-name="Ru1"><text:ruby-base>吾</text:ruby-base><text:ruby-text>ngôo</text:ruby-text></text:ruby> <text:ruby text:style-name="Ru1"><text:ruby-base>聞</text:ruby-base><text:ruby-text>bûn</text:ruby-text></text:ruby> <text:ruby text:style-name="Ru1"><text:ruby-base>之</text:ruby-base><text:ruby-text>tsi</text:ruby-text></text:ruby> ， <text:ruby text:style-name="Ru1"><text:ruby-base>新</text:ruby-base><text:ruby-text>sin</text:ruby-text></text:ruby> <text:ruby text:style-name="Ru1"><text:ruby-base>沐</text:ruby-base><text:ruby-text>to̍k</text:ruby-text></text:ruby> <text:ruby text:style-name="Ru1"><text:ruby-base>者</text:ruby-base><text:ruby-text>tsiá</text:ruby-text></text:ruby> <text:ruby text:style-name="Ru1"><text:ruby-base>必</text:ruby-base><text:ruby-text>pit</text:ruby-text></text:ruby> <text:ruby text:style-name="Ru1"><text:ruby-base>彈</text:ruby-base><text:ruby-text>tân</text:ruby-text></text:ruby> <text:ruby text:style-name="Ru1"><text:ruby-base>冠</text:ruby-base><text:ruby-text>kuàn</text:ruby-text></text:ruby> ， <text:ruby text:style-name="Ru1"><text:ruby-base>新</text:ruby-base><text:ruby-text>sin</text:ruby-text></text:ruby> <text:ruby text:style-name="Ru1"><text:ruby-base>浴</text:ruby-base><text:ruby-text>io̍k</text:ruby-text></text:ruby> <text:ruby text:style-name="Ru1"><text:ruby-base>者</text:ruby-base><text:ruby-text>tsiá</text:ruby-text></text:ruby> <text:ruby text:style-name="Ru1"><text:ruby-base>必</text:ruby-base><text:ruby-text>pit</text:ruby-text></text:ruby> <text:ruby text:style-name="Ru1"><text:ruby-base>振</text:ruby-base><text:ruby-text>tsín</text:ruby-text></text:ruby> <text:ruby text:style-name="Ru1"><text:ruby-base>衣</text:ruby-base><text:ruby-text>i</text:ruby-text></text:ruby> ； <text:ruby text:style-name="Ru1"><text:ruby-base>安</text:ruby-base><text:ruby-text>an</text:ruby-text></text:ruby> <text:ruby text:style-name="Ru1"><text:ruby-base>能</text:ruby-base><text:ruby-text>lîng</text:ruby-text></text:ruby> <text:ruby text:style-name="Ru1"><text:ruby-base>以</text:ruby-base><text:ruby-text>í</text:ruby-text></text:ruby> <text:ruby text:style-name="Ru1"><text:ruby-base>身</text:ruby-base><text:ruby-text>sing</text:ruby-text></text:ruby> <text:ruby text:style-name="Ru1"><text:ruby-base>之</text:ruby-base><text:ruby-text>tsi</text:ruby-text></text:ruby> <text:ruby text:style-name="Ru1"><text:ruby-base>察</text:ruby-base><text:ruby-text>tshat</text:ruby-text></text:ruby> <text:ruby text:style-name="Ru1"><text:ruby-base>察</text:ruby-base><text:ruby-text>tshat</text:ruby-text></text:ruby> ， <text:ruby text:style-name="Ru1"><text:ruby-base>受</text:ruby-base><text:ruby-text>siū</text:ruby-text></text:ruby> <text:ruby text:style-name="Ru1"><text:ruby-base>物</text:ruby-base><text:ruby-text>bu̍t</text:ruby-text></text:ruby> <text:ruby text:style-name="Ru1"><text:ruby-base>之</text:ruby-base><text:ruby-text>tsi</text:ruby-text></text:ruby> <text:ruby text:style-name="Ru1"><text:ruby-base>汶</text:ruby-base><text:ruby-text>bûn</text:ruby-text></text:ruby> <text:ruby text:style-name="Ru1"><text:ruby-base>汶</text:ruby-base><text:ruby-text>bûn</text:ruby-text></text:ruby> <text:ruby text:style-name="Ru1"><text:ruby-base>者</text:ruby-base><text:ruby-text>tsiá</text:ruby-text></text:ruby> <text:ruby text:style-name="Ru1"><text:ruby-base>乎</text:ruby-base><text:ruby-text>honnh</text:ruby-text></text:ruby> ？ </text:p>
      <text:p text:style-name="P3"><text:ruby text:style-name="Ru1"><text:ruby-base>寧</text:ruby-base><text:ruby-text>lîng</text:ruby-text></text:ruby> <text:ruby text:style-name="Ru1"><text:ruby-base>赴</text:ruby-base><text:ruby-text>hù</text:ruby-text></text:ruby> <text:ruby text:style-name="Ru1"><text:ruby-base>湘</text:ruby-base><text:ruby-text>xiong</text:ruby-text></text:ruby> <text:ruby text:style-name="Ru1"><text:ruby-base>流</text:ruby-base><text:ruby-text>liû</text:ruby-text></text:ruby> ， <text:ruby text:style-name="Ru1"><text:ruby-base>葬</text:ruby-base><text:ruby-text>tsòng</text:ruby-text></text:ruby> <text:ruby text:style-name="Ru1"><text:ruby-base>於</text:ruby-base><text:ruby-text>î</text:ruby-text></text:ruby> <text:ruby text:style-name="Ru1"><text:ruby-base>江</text:ruby-base><text:ruby-text>káng</text:ruby-text></text:ruby> <text:ruby text:style-name="Ru1"><text:ruby-base>魚</text:ruby-base><text:ruby-text>gû</text:ruby-text></text:ruby> <text:ruby text:style-name="Ru1"><text:ruby-base>之</text:ruby-base><text:ruby-text>tsi</text:ruby-text></text:ruby> <text:ruby text:style-name="Ru1"><text:ruby-base>腹</text:ruby-base><text:ruby-text>hok</text:ruby-text></text:ruby> <text:ruby text:style-name="Ru1"><text:ruby-base>中</text:ruby-base><text:ruby-text>tiòng</text:ruby-text></text:ruby> 。 <text:ruby text:style-name="Ru1"><text:ruby-base>安</text:ruby-base><text:ruby-text>an</text:ruby-text></text:ruby> <text:ruby text:style-name="Ru1"><text:ruby-base>能</text:ruby-base><text:ruby-text>lîng</text:ruby-text></text:ruby> <text:ruby text:style-name="Ru1"><text:ruby-base>以</text:ruby-base><text:ruby-text>í</text:ruby-text></text:ruby> <text:ruby text:style-name="Ru1"><text:ruby-base>皓</text:ruby-base><text:ruby-text>hōo</text:ruby-text></text:ruby> <text:ruby text:style-name="Ru1"><text:ruby-base>皓</text:ruby-base><text:ruby-text>hōo</text:ruby-text></text:ruby> <text:ruby text:style-name="Ru1"><text:ruby-base>之</text:ruby-base><text:ruby-text>tsi</text:ruby-text></text:ruby> <text:ruby text:style-name="Ru1"><text:ruby-base>白</text:ruby-base><text:ruby-text>pi̍k</text:ruby-text></text:ruby> ， <text:ruby text:style-name="Ru1"><text:ruby-base>而</text:ruby-base><text:ruby-text>jì</text:ruby-text></text:ruby> <text:ruby text:style-name="Ru1"><text:ruby-base>蒙</text:ruby-base><text:ruby-text>bông</text:ruby-text></text:ruby> <text:ruby text:style-name="Ru1"><text:ruby-base>世</text:ruby-base><text:ruby-text>sè</text:ruby-text></text:ruby> <text:ruby text:style-name="Ru1"><text:ruby-base>俗</text:ruby-base><text:ruby-text>sio̍k</text:ruby-text></text:ruby> <text:ruby text:style-name="Ru1"><text:ruby-base>之</text:ruby-base><text:ruby-text>tsi</text:ruby-text></text:ruby> <text:ruby text:style-name="Ru1"><text:ruby-base>塵</text:ruby-base><text:ruby-text>tîn</text:ruby-text></text:ruby> <text:ruby text:style-name="Ru1"><text:ruby-base>埃</text:ruby-base><text:ruby-text>ai</text:ruby-text></text:ruby> <text:ruby text:style-name="Ru1"><text:ruby-base>乎</text:ruby-base><text:ruby-text>honnh</text:ruby-text></text:ruby> ? 」 <text:s/></text:p>
      <text:p text:style-name="P2"><text:ruby text:style-name="Ru1"><text:ruby-base>漁</text:ruby-base><text:ruby-text>gû</text:ruby-text></text:ruby> <text:ruby text:style-name="Ru1"><text:ruby-base>父</text:ruby-base><text:ruby-text>hū</text:ruby-text></text:ruby> <text:ruby text:style-name="Ru1"><text:ruby-base>莞</text:ruby-base><text:ruby-text>uán</text:ruby-text></text:ruby> <text:ruby text:style-name="Ru1"><text:ruby-base>爾</text:ruby-base><text:ruby-text>ní</text:ruby-text></text:ruby> <text:ruby text:style-name="Ru1"><text:ruby-base>而</text:ruby-base><text:ruby-text>jî</text:ruby-text></text:ruby> <text:ruby text:style-name="Ru1"><text:ruby-base>笑</text:ruby-base><text:ruby-text>tshiàu</text:ruby-text></text:ruby> ， <text:ruby text:style-name="Ru1"><text:ruby-base>鼓</text:ruby-base><text:ruby-text>kóo</text:ruby-text></text:ruby> <text:ruby text:style-name="Ru1"><text:ruby-base>枻</text:ruby-base><text:ruby-text>è</text:ruby-text></text:ruby> <text:ruby text:style-name="Ru1"><text:ruby-base>而</text:ruby-base><text:ruby-text>jî</text:ruby-text></text:ruby> <text:ruby text:style-name="Ru1"><text:ruby-base>去</text:ruby-base><text:ruby-text>khì</text:ruby-text></text:ruby> ， <text:ruby text:style-name="Ru1"><text:ruby-base>乃</text:ruby-base><text:ruby-text>nái</text:ruby-text></text:ruby> <text:ruby text:style-name="Ru1"><text:ruby-base>歌</text:ruby-base><text:ruby-text>ko</text:ruby-text></text:ruby> <text:ruby text:style-name="Ru1"><text:ruby-base>曰</text:ruby-base><text:ruby-text>ua̍t</text:ruby-text></text:ruby> ： 「 <text:ruby text:style-name="Ru1"><text:ruby-base>滄</text:ruby-base><text:ruby-text>tshong</text:ruby-text></text:ruby> <text:ruby text:style-name="Ru1"><text:ruby-base>浪</text:ruby-base><text:ruby-text>lōng</text:ruby-text></text:ruby> <text:ruby text:style-name="Ru1"><text:ruby-base>之</text:ruby-base><text:ruby-text>tsi</text:ruby-text></text:ruby> <text:ruby text:style-name="Ru1"><text:ruby-base>水</text:ruby-base><text:ruby-text>suí</text:ruby-text></text:ruby> <text:ruby text:style-name="Ru1"><text:ruby-base>清</text:ruby-base><text:ruby-text>tshing</text:ruby-text></text:ruby> <text:ruby text:style-name="Ru1"><text:ruby-base>兮</text:ruby-base><text:ruby-text>hê</text:ruby-text></text:ruby> ， <text:ruby text:style-name="Ru1"><text:ruby-base>可</text:ruby-base><text:ruby-text>khó</text:ruby-text></text:ruby> <text:ruby text:style-name="Ru1"><text:ruby-base>以</text:ruby-base><text:ruby-text>í</text:ruby-text></text:ruby> <text:ruby text:style-name="Ru1"><text:ruby-base>濯</text:ruby-base><text:ruby-text>tso̍k</text:ruby-text></text:ruby> <text:ruby text:style-name="Ru1"><text:ruby-base>吾</text:ruby-base><text:ruby-text>ngôo</text:ruby-text></text:ruby> <text:ruby text:style-name="Ru1"><text:ruby-base>纓</text:ruby-base><text:ruby-text>ing</text:ruby-text></text:ruby> ； <text:ruby text:style-name="Ru1"><text:ruby-base>滄</text:ruby-base><text:ruby-text>tshong</text:ruby-text></text:ruby> <text:ruby text:style-name="Ru1"><text:ruby-base>浪</text:ruby-base><text:ruby-text>lōng</text:ruby-text></text:ruby> <text:ruby text:style-name="Ru1"><text:ruby-base>之</text:ruby-base><text:ruby-text>tsi</text:ruby-text></text:ruby> <text:ruby text:style-name="Ru1"><text:ruby-base>水</text:ruby-base><text:ruby-text>suí</text:ruby-text></text:ruby> <text:ruby text:style-name="Ru1"><text:ruby-base>濁</text:ruby-base><text:ruby-text>tso̍k</text:ruby-text></text:ruby> <text:ruby text:style-name="Ru1"><text:ruby-base>兮</text:ruby-base><text:ruby-text>hē</text:ruby-text></text:ruby> ， <text:ruby text:style-name="Ru1"><text:ruby-base>可</text:ruby-base><text:ruby-text>khó</text:ruby-text></text:ruby> <text:ruby text:style-name="Ru1"><text:ruby-base>以</text:ruby-base><text:ruby-text>í</text:ruby-text></text:ruby> <text:ruby text:style-name="Ru1"><text:ruby-base>濯</text:ruby-base><text:ruby-text>tso̍k</text:ruby-text></text:ruby> <text:ruby text:style-name="Ru1"><text:ruby-base>吾</text:ruby-base><text:ruby-text>ngôo</text:ruby-text></text:ruby> <text:ruby text:style-name="Ru1"><text:ruby-base>足</text:ruby-base><text:ruby-text>tsiok</text:ruby-text></text:ruby> 。 」</text:p>
      <text:p text:style-name="Text_20_body"><text:soft-page-break/><text:ruby text:style-name="Ru1"><text:ruby-base>遂</text:ruby-base><text:ruby-text>suī</text:ruby-text></text:ruby> <text:ruby text:style-name="Ru1"><text:ruby-base>去</text:ruby-base><text:ruby-text>khù</text:ruby-text></text:ruby> ， <text:ruby text:style-name="Ru1"><text:ruby-base>不</text:ruby-base><text:ruby-text>put</text:ruby-text></text:ruby> <text:ruby text:style-name="Ru1"><text:ruby-base>復</text:ruby-base><text:ruby-text>ho̍k</text:ruby-text></text:ruby> <text:ruby text:style-name="Ru1"><text:ruby-base>與</text:ruby-base><text:ruby-text>ú</text:ruby-text></text:ruby> <text:ruby text:style-name="Ru1"><text:ruby-base>言</text:ruby-base><text:ruby-text>giân</text:ruby-text></text:ruby> 。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:dlig" svg:font-family="'Liberation Serif:dlig'" style:font-adornments="標準" style:font-family-generic="roman" style:font-pitch="variable"/>
    <style:font-face style:name="PT Mono" svg:font-family="'PT Mono'" style:font-adornments="標準" style:font-pitch="fixed"/>
    <style:font-face style:name="华文宋体" svg:font-family="华文宋体" style:font-family-generic="system" style:font-pitch="variable"/>
    <style:font-face style:name="宋體-繁" svg:font-family="宋體-繁" style:font-adornments="標準" style:font-pitch="variable"/>
    <style:font-face style:name="翩翩體-繁" svg:font-family="翩翩體-繁" style:font-adornments="標準" style:font-pitch="variable"/>
    <style:font-face style:name="魏碑-繁" svg:font-family="魏碑-繁" style:font-adornments="標準" style:font-pitch="variable"/>
    <style:font-face style:name="魏碑-繁1" svg:font-family="魏碑-繁" style:font-adornments="粗體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华文宋体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.3cm" fo:margin-bottom="0.3cm" style:contextual-spacing="false" fo:line-height="115%" style:register-true="true" style:page-number="auto"/>
      <style:text-properties style:font-name="Liberation Serif:dlig" fo:font-family="'Liberation Serif:dlig'" style:font-style-name="標準" style:font-family-generic="roman" style:font-pitch="variable" fo:font-size="48pt" fo:letter-spacing="0.847cm" style:letter-kerning="false" style:font-name-asian="翩翩體-繁" style:font-family-asian="翩翩體-繁" style:font-style-name-asian="標準" style:font-pitch-asian="variable" style:font-size-asian="48pt" style:language-asian="zh" style:country-asian="TW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499cm" fo:margin-bottom="0.499cm" style:contextual-spacing="false" fo:line-height="100%" fo:text-align="start" style:justify-single-word="false" fo:orphans="0" fo:widows="0" style:register-true="false" style:page-number="auto" style:text-autospace="none" style:punctuation-wrap="simple" style:line-break="normal" style:snap-to-layout-grid="false"/>
      <style:text-properties fo:font-size="48pt" fo:letter-spacing="normal" style:font-name-asian="魏碑-繁" style:font-family-asian="魏碑-繁" style:font-style-name-asian="標準" style:font-pitch-asian="variable" style:font-size-asian="48pt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华文宋体" style:font-family-asian="华文宋体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Title" style:family="paragraph" style:parent-style-name="Heading" style:next-style-name="Text_20_body" style:class="chapter">
      <style:paragraph-properties fo:margin-top="0.42cm" fo:margin-bottom="0.499cm" style:contextual-spacing="false" fo:text-align="center" style:justify-single-word="false"/>
      <style:text-properties fo:font-size="48pt" fo:letter-spacing="normal" fo:font-weight="normal" style:font-name-asian="魏碑-繁1" style:font-family-asian="魏碑-繁" style:font-style-name-asian="粗體" style:font-pitch-asian="variable" style:font-size-asian="48pt" style:font-weight-asian="normal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3.25cm" style:type="center"/>
          <style:tab-stop style:position="26.501cm" style:type="right"/>
        </style:tab-stops>
      </style:paragraph-properties>
      <style:text-properties fo:font-size="10.5pt" style:font-size-asian="10.5pt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ubies" style:family="text">
      <style:text-properties fo:color="#fc1300" loext:opacity="100%" style:font-name="PT Mono" fo:font-family="'PT Mono'" style:font-style-name="標準" style:font-pitch="fixed" fo:font-size="16pt" style:text-underline-style="none" style:letter-kerning="false" fo:background-color="transparent" style:font-name-asian="宋體-繁" style:font-family-asian="宋體-繁" style:font-style-name-asian="標準" style:font-pitch-asian="variable" style:font-size-asian="16pt" style:font-size-complex="6pt" style:text-emphasize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9.7cm" fo:page-height="21.001cm" style:num-format="1" style:print-orientation="landscape" fo:margin-top="2cm" fo:margin-bottom="0.499cm" fo:margin-left="1.799cm" fo:margin-right="1.4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影像1" text:anchor-type="char" svg:x="-1.75cm" svg:y="4.177cm" svg:width="29.649cm" svg:height="14.824cm" draw:z-index="6"><draw:image xlink:href="Pictures/1000000000000FA0000007D06627594CC19AAC07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1-16T19:38:58.550777048</meta:creation-date>
    <meta:editing-duration>PT5H54M1S</meta:editing-duration>
    <meta:editing-cycles>42</meta:editing-cycles>
    <meta:generator>LibreOffice/7.2.5.2$MacOSX_X86_64 LibreOffice_project/499f9727c189e6ef3471021d6132d4c694f357e5</meta:generator>
    <dc:title>我的草稿</dc:title>
    <dc:date>2022-03-11T12:06:30.323149606</dc:date>
    <meta:document-statistic meta:table-count="0" meta:image-count="1" meta:object-count="0" meta:page-count="9" meta:paragraph-count="10" meta:word-count="269" meta:character-count="532" meta:non-whitespace-character-count="269"/>
    <meta:template xlink:type="simple" xlink:actuate="onRequest" xlink:title="我的草稿" xlink:href="../../../Library/Application%20Support/LibreOffice/4/user/template/我的草稿.ott" meta:date="2022-01-16T19:38:58.110721543"/>
  </office:meta>
</office:document-meta>
</file>